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e5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6fe55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a43f16" officeooo:paragraph-rsid="00a43f16" style:font-weight-asian="bold" style:font-weight-complex="bold"/>
    </style:style>
    <style:style style:name="P6" style:family="paragraph" style:parent-style-name="Standard">
      <style:text-properties style:font-name="Verdana" fo:font-weight="bold" officeooo:rsid="00a4eef0" officeooo:paragraph-rsid="00a4eef0" style:font-weight-asian="bold" style:font-weight-complex="bold"/>
    </style:style>
    <style:style style:name="P7" style:family="paragraph" style:parent-style-name="Standard">
      <style:text-properties style:font-name="Verdana" fo:font-weight="bold" officeooo:rsid="00a5cc34" officeooo:paragraph-rsid="00a5cc34" style:font-weight-asian="bold" style:font-weight-complex="bold"/>
    </style:style>
    <style:style style:name="P8" style:family="paragraph" style:parent-style-name="Standard">
      <style:text-properties style:font-name="Verdana" fo:font-weight="bold" officeooo:rsid="00a6d7a7" officeooo:paragraph-rsid="00a6d7a7" style:font-weight-asian="bold" style:font-weight-complex="bold"/>
    </style:style>
    <style:style style:name="P9" style:family="paragraph" style:parent-style-name="Standard">
      <style:text-properties style:font-name="Verdana" fo:font-weight="bold" officeooo:rsid="00a86004" officeooo:paragraph-rsid="00a86004" style:font-weight-asian="bold" style:font-weight-complex="bold"/>
    </style:style>
    <style:style style:name="P10" style:family="paragraph" style:parent-style-name="Standard">
      <style:text-properties style:font-name="Verdana" fo:font-weight="bold" officeooo:rsid="00aa596f" officeooo:paragraph-rsid="00aa596f" style:font-weight-asian="bold" style:font-weight-complex="bold"/>
    </style:style>
    <style:style style:name="P11" style:family="paragraph" style:parent-style-name="Standard">
      <style:text-properties style:font-name="Verdana" fo:font-weight="bold" officeooo:rsid="00ade1f4" officeooo:paragraph-rsid="00ade1f4" style:font-weight-asian="bold" style:font-weight-complex="bold"/>
    </style:style>
    <style:style style:name="P12" style:family="paragraph" style:parent-style-name="Standard">
      <style:text-properties style:font-name="Verdana" officeooo:rsid="000560e0" officeooo:paragraph-rsid="000560e0"/>
    </style:style>
    <style:style style:name="P13" style:family="paragraph" style:parent-style-name="Standard">
      <style:text-properties style:font-name="Verdana" officeooo:rsid="00a4eef0" officeooo:paragraph-rsid="00a4eef0"/>
    </style:style>
    <style:style style:name="P14" style:family="paragraph" style:parent-style-name="Standard">
      <style:text-properties style:font-name="Verdana" officeooo:rsid="00a5cc34" officeooo:paragraph-rsid="00a5cc34"/>
    </style:style>
    <style:style style:name="P15" style:family="paragraph" style:parent-style-name="Standard">
      <style:text-properties style:font-name="Verdana" officeooo:rsid="00a6d7a7" officeooo:paragraph-rsid="00a6d7a7"/>
    </style:style>
    <style:style style:name="P16" style:family="paragraph" style:parent-style-name="Standard">
      <style:text-properties style:font-name="Verdana" officeooo:rsid="00a86004" officeooo:paragraph-rsid="00a86004"/>
    </style:style>
    <style:style style:name="P17" style:family="paragraph" style:parent-style-name="Standard">
      <style:text-properties style:font-name="Verdana" officeooo:rsid="00aa596f" officeooo:paragraph-rsid="00aa596f"/>
    </style:style>
    <style:style style:name="P18" style:family="paragraph" style:parent-style-name="Standard">
      <style:text-properties style:font-name="Verdana" officeooo:rsid="00ade1f4" officeooo:paragraph-rsid="00ade1f4"/>
    </style:style>
    <style:style style:name="P19" style:family="paragraph" style:parent-style-name="Standard">
      <style:text-properties style:font-name="Verdana" officeooo:rsid="00b11469" officeooo:paragraph-rsid="00b11469"/>
    </style:style>
    <style:style style:name="P20" style:family="paragraph" style:parent-style-name="Standard">
      <style:text-properties style:font-name="Verdana" officeooo:rsid="00b1498a" officeooo:paragraph-rsid="00b1498a"/>
    </style:style>
    <style:style style:name="P21" style:family="paragraph" style:parent-style-name="Standard">
      <style:text-properties style:font-name="Verdana" officeooo:rsid="00b1498a" officeooo:paragraph-rsid="00b1498a" fo:background-color="#ffff00"/>
    </style:style>
    <style:style style:name="P22" style:family="paragraph" style:parent-style-name="Standard">
      <style:text-properties style:font-name="Verdana" officeooo:rsid="00b1c700" officeooo:paragraph-rsid="00b1c700" fo:background-color="#ffff00"/>
    </style:style>
    <style:style style:name="P23" style:family="paragraph" style:parent-style-name="Standard">
      <style:text-properties style:font-name="Verdana" officeooo:rsid="00b3cadd" officeooo:paragraph-rsid="00b3cadd" fo:background-color="#ffff00"/>
    </style:style>
    <style:style style:name="P24" style:family="paragraph" style:parent-style-name="Standard">
      <style:text-properties style:font-name="Verdana" officeooo:rsid="00b1498a" officeooo:paragraph-rsid="00b1498a" fo:background-color="transparent"/>
    </style:style>
    <style:style style:name="P25" style:family="paragraph" style:parent-style-name="Standard">
      <style:text-properties style:font-name="Verdana" officeooo:rsid="00b1c700" officeooo:paragraph-rsid="00b1c700" fo:background-color="transparent"/>
    </style:style>
    <style:style style:name="P26" style:family="paragraph" style:parent-style-name="Standard">
      <style:text-properties style:font-name="Verdana" officeooo:rsid="00b3cadd" officeooo:paragraph-rsid="00b3cadd" fo:background-color="transparent"/>
    </style:style>
    <style:style style:name="P27" style:family="paragraph" style:parent-style-name="Standard">
      <style:text-properties style:font-name="Verdana" officeooo:rsid="00b6f815" officeooo:paragraph-rsid="00b3cadd" fo:background-color="transparent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f4a8e"/>
    </style:style>
    <style:style style:name="T4" style:family="text">
      <style:text-properties officeooo:rsid="00705b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officeooo:rsid="00a43f16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b39ae3"/>
    </style:style>
    <style:style style:name="T10" style:family="text">
      <style:text-properties officeooo:rsid="00b5af17"/>
    </style:style>
    <style:style style:name="T11" style:family="text">
      <style:text-properties officeooo:rsid="00b721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fraestructura I</text:p>
      <text:p text:style-name="P4">Profesor: <text:span text:style-name="T7">David</text:span><text:span text:style-name="T3"> </text:span><text:span text:style-name="T7">Pignalberi</text:span></text:p>
      <text:p text:style-name="P4"/>
      <text:p text:style-name="P1"/>
      <text:p text:style-name="P2">Módulo 1: <text:span text:style-name="T4">In</text:span><text:span text:style-name="T7">mersión</text:span></text:p>
      <text:p text:style-name="P12"/>
      <text:p text:style-name="P3"><text:span text:style-name="T1">Sesión</text:span> 1: <text:span text:style-name="T7">Introducción a la materia y The Big Picture</text:span></text:p>
      <text:p text:style-name="P3"><text:span text:style-name="T7">Marzo</text:span><text:span text:style-name="T1"> </text:span><text:span text:style-name="T7">2</text:span><text:span text:style-name="T2"> </text:span>de 202<text:span text:style-name="T7">2</text:span></text:p>
      <text:p text:style-name="P12"/>
      <text:p text:style-name="P12"/>
      <text:p text:style-name="P6">¿Qué es Infraestructura de IT?</text:p>
      <text:p text:style-name="P13">La infraestructura de tecnología de la información, o infraestructura de IT, se refiere a los componentes combinados necesarios para el funcionamiento y la gestión de los servicios de IT de la empresa y los entornos de IT.</text:p>
      <text:p text:style-name="P13"/>
      <text:p text:style-name="P13"/>
      <text:p text:style-name="P7">Arquitectura Cliente-Servidor</text:p>
      <text:p text:style-name="P14">La arquitectura cliente-servidor persigue el objetivo de procesar la información de un modo distribuido. Además de la transparencia y la independencia del hardware y del software, una implementación cliente-servidor debe tener las siguientes características:</text:p>
      <text:p text:style-name="P14"/>
      <text:p text:style-name="P14">- Utilizar protocolos asimétricos</text:p>
      <text:p text:style-name="P14">- El acceso es transparente, multiplataforma y multiarquitectura.</text:p>
      <text:p text:style-name="P14">- Se facilitará la escalabilidad, de manera que sea fácil añadir nuevos clientes a la infraestructura —escalabilidad horizontal— o aumentar la potencia del servidor o servidores, aumentando su número o su capacidad de cálculo —escalabilidad vertical—.</text:p>
      <text:p text:style-name="P14"/>
      <text:p text:style-name="P14"/>
      <text:p text:style-name="P7">Servidor</text:p>
      <text:p text:style-name="P14">Genéricamente un servidor es un ordenador, pero con prestaciones elevadas. Sin embargo, desde este enfoque, un servidor es un proceso que ofrece recursos y servicios a los clientes que lo solicitan (back end). Debido a que los programas y datos se encuentran centralizados, se facilita la integridad y el mantenimiento.</text:p>
      <text:p text:style-name="P14"/>
      <text:p text:style-name="P7">Cliente</text:p>
      <text:p text:style-name="P14">De manera genérica, nos referimos a una computadora, normalmente con prestaciones ajustadas, sin embargo, en entornos cliente-servidor, se utiliza el término front end, ya que es un proceso que solicita los servicios del servidor a través de una petición del usuario. Un proceso cliente se encarga de interactuar con el usuario, por lo que estará construido con alguna herramienta que permita implementar interfaces gráficas (GUI).</text:p>
      <text:p text:style-name="P14"/>
      <text:p text:style-name="P8">Middleware</text:p>
      <text:p text:style-name="P15">Es la parte del software del sistema que se encarga del transporte de los mensajes entre el cliente y el servidor y facilita la interconexión de sistemas <text:soft-page-break/>heterogéneos sin utilizar tecnologías propietarias. Por lo cual, se ejecuta en ambos lados de la estructura.</text:p>
      <text:p text:style-name="P15"/>
      <text:p text:style-name="P15">El middleware permite independizar a los clientes y a los servidores. Además, ofrece más control sobre el negocio, debido a que permite obtener información desde diferentes orígenes —uniendo tecnologías y arquitecturas distintas— y ofrecer de manera conjunta.</text:p>
      <text:p text:style-name="P15"/>
      <text:p text:style-name="P15">Otra característica es que los sistemas están débilmente acoplados ya que interactúan mediante el envío de mensajes.</text:p>
      <text:p text:style-name="P15"/>
      <text:p text:style-name="P15"><text:span text:style-name="T5">Ejemplos de </text:span><text:span text:style-name="T6">Middleware</text:span><text:span text:style-name="T5">:</text:span></text:p>
      <text:p text:style-name="P15">DBMS: Sistema de Administración de Base de Datos, que permite crear, recuperar, actualizar y administrar datos.</text:p>
      <text:p text:style-name="P15">API: Interfaz de Programación de Aplicaciones. Brinda un conjunto de subrutinas, funciones y procedimientos para ser utilizados en otros software.</text:p>
      <text:p text:style-name="P15"/>
      <text:p text:style-name="P8">Centos de Datos (Datacenters)</text:p>
      <text:p text:style-name="P15">Inmuebles construidos específicamente para albergar sistemas de información y comunicación, debidamente protegidos contra incendios, accesos indebidos e interrupción de energía.</text:p>
      <text:p text:style-name="P15"/>
      <text:p text:style-name="P9">Sistema Operativo</text:p>
      <text:p text:style-name="P16">Es un conjunto de programas capaces de administrar recursos físicos del servidor, así como los protocolos de ejecución de otros software.</text:p>
      <text:p text:style-name="P16"/>
      <text:p text:style-name="P10">Características Fundamentales de un Sistema Operativo</text:p>
      <text:p text:style-name="P17"/>
      <text:p text:style-name="P17">- Soporte de Red</text:p>
      <text:p text:style-name="P17">- Amplia compatibilidad con el hardware</text:p>
      <text:p text:style-name="P17">- Seguridad</text:p>
      <text:p text:style-name="P17">- Tolerancia a Fallos</text:p>
      <text:p text:style-name="P17"/>
      <text:p text:style-name="P10">Sistemas Operativos de Servidor<text:span text:style-name="T11">e</text:span>s:</text:p>
      <text:p text:style-name="P17">- Manejo diferente del hardware</text:p>
      <text:p text:style-name="P17">- Características soportadas</text:p>
      <text:p text:style-name="P17">- Soporte</text:p>
      <text:p text:style-name="P17"/>
      <text:p text:style-name="P17">Servidor UNIX (<text:span text:style-name="T9">7</text:span>5% del mercado):</text:p>
      <text:p text:style-name="P17">- GNU Linux</text:p>
      <text:p text:style-name="P17">- FreeBSD</text:p>
      <text:p text:style-name="P17">- macOsServer</text:p>
      <text:p text:style-name="P17"/>
      <text:p text:style-name="P17">Servidor Windows (<text:span text:style-name="T9">2</text:span>5% del mercado):</text:p>
      <text:p text:style-name="P17">- Windows Server (2003 – 2019)</text:p>
      <text:p text:style-name="P17"/>
      <text:p text:style-name="P17"/>
      <text:p text:style-name="P17"/>
      <text:p text:style-name="P17"/>
      <text:p text:style-name="P11"><text:soft-page-break/>Sincrónico</text:p>
      <text:p text:style-name="P18"/>
      <text:p text:style-name="P18"/>
      <text:p text:style-name="P19">Escalabilidad horizontal: Ej. agregar otro servidor</text:p>
      <text:p text:style-name="P19">Escalabi<text:span text:style-name="T11">i</text:span>idad vertical: Agregar mejores caracterísitcas del servidor que está ya en operación</text:p>
      <text:p text:style-name="P19"/>
      <text:p text:style-name="P19">Ej: Si se tienen muchos request<text:span text:style-name="T11">s</text:span>, probablemente se requiere agregar servidores.</text:p>
      <text:p text:style-name="P19">Ej: Si la aplicación requiere almacenar más datos, se podría aumentar la capacidad verticalmente.</text:p>
      <text:p text:style-name="P19">También depende de factores económicos.</text:p>
      <text:p text:style-name="P19"/>
      <text:p text:style-name="P20">El middleware no es un elemento físico.</text:p>
      <text:p text:style-name="P20"/>
      <text:p text:style-name="P21"><text:span text:style-name="T8">¿Reverse Proxy es un middleware? </text:span>Se podría considerar</text:p>
      <text:p text:style-name="P21"/>
      <text:p text:style-name="P24">Serverless: No es necesario hacerse cargo del servidor; solo de que la aplicación funcione. En AWS, lambda. =&gt; Capacidad de computo sin tener que provisionar ni administrar los servidores.</text:p>
      <text:p text:style-name="P24"/>
      <text:p text:style-name="P24">Roadmap:</text:p>
      <text:p text:style-name="P24"><text:a xlink:type="simple" xlink:href="https://roadmap.sh/devops" text:style-name="Internet_20_link" text:visited-style-name="Visited_20_Internet_20_Link">https://roadmap.sh/devops</text:a></text:p>
      <text:p text:style-name="P24"/>
      <text:p text:style-name="P24"/>
      <text:p text:style-name="P25">Canal de Discord:</text:p>
      <text:p text:style-name="P22"><text:a xlink:type="simple" xlink:href="https://discord.gg/2b26m3yw" text:style-name="Internet_20_link" text:visited-style-name="Visited_20_Internet_20_Link"><text:span text:style-name="T8">https://discord.gg/2b26m3yw</text:span></text:a></text:p>
      <text:p text:style-name="P25">Comando:</text:p>
      <text:p text:style-name="P24">?rank Camada 1</text:p>
      <text:p text:style-name="P24"/>
      <text:p text:style-name="P24"/>
      <text:p text:style-name="P23">Instalar:</text:p>
      <text:p text:style-name="P26">- VirtualBox</text:p>
      <text:p text:style-name="P26">- Vagrant</text:p>
      <text:p text:style-name="P26"/>
      <text:p text:style-name="P26"/>
      <text:p text:style-name="P26">Ejercicio 1</text:p>
      <text:p text:style-name="P26">De forma grupal proponemos configuraciones de Sistemas Operativos y Software para los siguientes escenarios, una vez consensuado con nuestra mesa, subimos nuestras propuestas a un Jamboard.:</text:p>
      <text:p text:style-name="P26"/>
      <text:p text:style-name="P26">Escenario 1: Una página web realizada en PHP, con una base de datos en MySql. Presupuesto escaso.</text:p>
      <text:p text:style-name="P26">Escenario 2: Una página web para uso interno de una empresa realizada en .NET, integración necesaria con Active Directory.</text:p>
      <text:p text:style-name="P26">Escenario 3: Un conjunto de APIS Web, que deben presentar un rendimiento excelente. Realizadas en Java, se posee amplia experiencia en Linux y se cuenta con un presupuesto holgado.</text:p>
      <text:p text:style-name="P26"><text:soft-page-break/>Escenario 4: Debemos soportar una base de datos relacional estable y probada, no tenemos disponibilidad para pagar ningún tipo de licencias. </text:p>
      <text:p text:style-name="P26">Escenario 5: Debemos soportar una base de datos no relacional y un servidor Web eficiente, se posee experiencia en Linux. <text:span text:style-name="T10">Mauricio.</text:span></text:p>
      <text:p text:style-name="P26"/>
      <text:p text:style-name="P26">Ejercicio 2</text:p>
      <text:p text:style-name="P26">De forma grupal representamos <text:s/>en forma de diagrama por lo menos 2 ejemplos de la arquitectura Cliente – Servidor.</text:p>
      <text:p text:style-name="P26"/>
      <text:p text:style-name="P26"><text:a xlink:type="simple" xlink:href="https://jamboard.google.com/d/1MuoNGRVWw6YcF9i4EC6j90Nos3tgspL9WUUt-k9B5J0/viewer?f=5" text:style-name="Internet_20_link" text:visited-style-name="Visited_20_Internet_20_Link">https://jamboard.google.com/d/1MuoNGRVWw6YcF9i4EC6j90Nos3tgspL9WUUt-k9B5J0/viewer?f=5</text:a></text:p>
      <text:p text:style-name="P26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23T10:07:15.982000000</dc:date>
    <meta:editing-duration>P1DT6H42M27S</meta:editing-duration>
    <meta:editing-cycles>96</meta:editing-cycles>
    <meta:document-statistic meta:table-count="0" meta:image-count="0" meta:object-count="0" meta:page-count="4" meta:paragraph-count="70" meta:word-count="772" meta:character-count="5302" meta:non-whitespace-character-count="4597"/>
  </office:meta>
</office:document-meta>
</file>